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1bb25" officeooo:paragraph-rsid="0001bb25"/>
    </style:style>
    <style:style style:name="P2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fo:color="#000000" loext:opacity="100%" style:font-name="Cantarell1" fo:font-size="12pt" fo:font-weight="normal" officeooo:rsid="002c4cce" officeooo:paragraph-rsid="0001bb2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Cantarell" fo:font-size="12pt" fo:font-weight="normal" officeooo:rsid="00fa3592" officeooo:paragraph-rsid="0001bb25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Cantarell" fo:font-size="12pt" fo:font-weight="normal" officeooo:rsid="00fb4e78" officeooo:paragraph-rsid="0001bb25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Cantarell" fo:font-size="12pt" fo:font-weight="normal" officeooo:paragraph-rsid="0001bb25" style:font-size-asian="12pt" style:font-size-complex="12pt"/>
    </style:style>
    <style:style style:name="P6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Cantarell1" officeooo:rsid="002c4cce" officeooo:paragraph-rsid="0001bb25"/>
    </style:style>
    <style:style style:name="P7" style:family="paragraph">
      <style:paragraph-properties fo:text-align="center"/>
    </style:style>
    <style:style style:name="T1" style:family="text">
      <style:text-properties officeooo:rsid="00fb4e78" style:font-weight-asian="normal" style:font-weight-complex="normal"/>
    </style:style>
    <style:style style:name="T2" style:family="text">
      <style:text-properties fo:font-variant="normal" fo:text-transform="none" style:font-name="inherit" fo:letter-spacing="normal" fo:language="it" fo:country="IT" fo:font-style="normal"/>
    </style:style>
    <style:style style:name="T3" style:family="text">
      <style:text-properties fo:font-variant="normal" fo:text-transform="none" style:font-name="Verdana" fo:letter-spacing="normal" fo:language="it" fo:country="IT" fo:font-style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<text:tab/><text:tab/><text:tab/><text:tab/>2°7</text:p>
      <text:p text:style-name="P1">chauve <text:tab/><text:tab/><text:tab/><text:tab/><text:tab/><text:tab/><text:tab/><text:tab/><text:tab/>Martedi undici Gennaio <text:s/></text:p>
      <text:p text:style-name="P1"/>
      <text:p text:style-name="P1"/>
      <text:p text:style-name="P1"><text:tab/><text:tab/><text:tab/><text:tab/><text:tab/>D.M Italien </text:p>
      <text:p text:style-name="P1"><text:tab/><text:tab/><text:tab/><text:tab/><text:tab/></text:p>
      <text:p text:style-name="P1"/>
      <text:p text:style-name="P3">scendere <text:tab/><text:tab/><text:tab/>vienire<text:tab/><text:tab/>nascondere <text:tab/><text:tab/>vedere</text:p>
      <text:p text:style-name="P3"/>
      <text:p text:style-name="P3">io scendo <text:tab/><text:tab/><text:tab/>vegno <text:tab/><text:tab/>nascondo<text:tab/><text:tab/><text:tab/>vedo</text:p>
      <text:p text:style-name="P3">tu scendi <text:tab/><text:tab/><text:tab/>vieni <text:tab/><text:tab/><text:tab/>nascondi<text:tab/><text:tab/><text:tab/>vedi</text:p>
      <text:p text:style-name="P3">lui scende <text:tab/><text:tab/><text:tab/>viene <text:tab/><text:tab/>nasconde <text:tab/><text:tab/><text:tab/>vede</text:p>
      <text:p text:style-name="P3">noi scendiamo <text:tab/><text:tab/>veniamo<text:tab/><text:tab/>nascondiamo<text:tab/><text:tab/>vediamo </text:p>
      <text:p text:style-name="P3">voi scendete<text:tab/><text:tab/>venite <text:tab/><text:tab/>nascondete <text:tab/><text:tab/>vedete</text:p>
      <text:p text:style-name="P3">loro scendono<text:tab/><text:tab/>venono<text:tab/><text:tab/>nascondono<text:tab/><text:tab/>vedono</text:p>
      <text:p text:style-name="P3"/>
      <text:p text:style-name="P6"><draw:ellipse text:anchor-type="paragraph" draw:z-index="0" draw:name="Arc d'ellipse 1" draw:style-name="gr1" draw:text-style-name="P7" svg:width="0.588cm" svg:height="1.825cm" svg:x="2.531cm" svg:y="0.189cm" draw:kind="arc" draw:start-angle="234.25" draw:end-angle="95.36"><text:p/></draw:ellipse>lei, signore </text:p>
      <text:p text:style-name="P6">lei signora<text:tab/><text:tab/> scende | viene | nesconde | vede </text:p>
      <text:p text:style-name="P6">lei signorina</text:p>
      <text:p text:style-name="P6"/>
      <text:p text:style-name="P6"><draw:ellipse text:anchor-type="paragraph" draw:z-index="1" draw:name="Arc d'ellipse 2" draw:style-name="gr1" draw:text-style-name="P7" svg:width="0.588cm" svg:height="1.825cm" svg:x="2.589cm" svg:y="0.03cm" draw:kind="arc" draw:start-angle="234.25" draw:end-angle="95.36"><text:p/></draw:ellipse>loro Signori</text:p>
      <text:p text:style-name="P6">loro Signore<text:tab/>scendono | venono | nascondono | vedono </text:p>
      <text:p text:style-name="P2">loro Signorine</text:p>
      <text:p text:style-name="P3"/>
      <text:p text:style-name="P5"><text:span text:style-name="T1">sentire<text:tab/><text:tab/></text:span><text:bookmark text:name="tw-target-text"/><text:span text:style-name="T2">distribuire<text:tab/><text:tab/></text:span><text:span text:style-name="T3">brontolare<text:tab/><text:tab/>amare<text:tab/><text:tab/>giocare</text:span></text:p>
      <text:p text:style-name="P5"><text:span text:style-name="T3"/></text:p>
      <text:p text:style-name="P4">io sento <text:tab/><text:tab/>distribuisco<text:tab/><text:tab/>brontolo<text:tab/><text:tab/>amo<text:tab/><text:tab/><text:tab/>gioco</text:p>
      <text:p text:style-name="P4">tu senti <text:tab/><text:tab/>distribuisci <text:tab/><text:tab/>brontoli <text:tab/><text:tab/>ami<text:tab/><text:tab/><text:tab/>gioci</text:p>
      <text:p text:style-name="P4">lui sente <text:tab/><text:tab/>distribuisce<text:tab/><text:tab/>brontola<text:tab/><text:tab/>ame<text:tab/><text:tab/><text:tab/>gioce</text:p>
      <text:p text:style-name="P4">noi sentiamo <text:tab/>distribuisciamo<text:tab/>brontoliamo<text:tab/>amiamo<text:tab/><text:tab/>giociamo</text:p>
      <text:p text:style-name="P4">voi sentite<text:tab/><text:tab/>distribuiscite<text:tab/>brontolate<text:tab/><text:tab/>amate<text:tab/><text:tab/>giocate</text:p>
      <text:p text:style-name="P4">loro sentono <text:tab/>distribuiscono <text:tab/>brontolao <text:tab/><text:tab/>amano<text:tab/><text:tab/>giocono</text:p>
      <text:p text:style-name="P4"/>
      <text:p text:style-name="P6"><draw:ellipse text:anchor-type="paragraph" draw:z-index="2" draw:name="Arc d'ellipse 3" draw:style-name="gr1" draw:text-style-name="P7" svg:width="0.588cm" svg:height="1.825cm" svg:x="2.531cm" svg:y="0.189cm" draw:kind="arc" draw:start-angle="234.25" draw:end-angle="95.36"><text:p/></draw:ellipse>lei, signore </text:p>
      <text:p text:style-name="P6">lei signora<text:tab/><text:tab/>sente | distribuisce | brontola | ame | gioce</text:p>
      <text:p text:style-name="P6">lei signorina</text:p>
      <text:p text:style-name="P6"/>
      <text:p text:style-name="P6"><draw:ellipse text:anchor-type="paragraph" draw:z-index="3" draw:name="Arc d'ellipse 4" draw:style-name="gr1" draw:text-style-name="P7" svg:width="0.588cm" svg:height="1.825cm" svg:x="2.589cm" svg:y="0.03cm" draw:kind="arc" draw:start-angle="234.25" draw:end-angle="95.36"><text:p/></draw:ellipse>loro Signori</text:p>
      <text:p text:style-name="P6">loro Signore<text:tab/><text:tab/>erano al cinema, a mensa (a la cantine)</text:p>
      <text:p text:style-name="P2">loro Signor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tarell" svg:font-family="Cantarell"/>
    <style:font-face style:name="Cantarell1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Helvetic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9:41:41.233000000</meta:creation-date>
    <dc:date>2022-01-11T09:44:50.132000000</dc:date>
    <meta:editing-duration>PT3M9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0" meta:word-count="138" meta:character-count="1035" meta:non-whitespace-character-count="808"/>
  </office:meta>
</office:document-meta>
</file>